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subtitle">
      <style:graphic-properties draw:fill-color="#ffffff" draw:auto-grow-height="true" fo:min-height="8.569cm"/>
    </style:style>
    <style:style style:name="pr5" style:family="presentation" style:parent-style-name="lyt-cool-notes" style:list-style-name="L4">
      <style:graphic-properties draw:fill-color="#ffffff" draw:auto-grow-height="true" fo:min-height="11.411cm"/>
    </style:style>
    <style:style style:name="pr6" style:family="presentation" style:parent-style-name="lyt-cool-outline1">
      <style:graphic-properties draw:fill-color="#ffffff" draw:auto-grow-height="true" fo:min-height="5.569cm"/>
    </style:style>
    <style:style style:name="pr7" style:family="presentation" style:parent-style-name="lyt-cool-outline1">
      <style:graphic-properties draw:fill-color="#ffffff" draw:auto-grow-height="true" fo:min-height="5.069cm"/>
    </style:style>
    <style:style style:name="pr8" style:family="presentation" style:parent-style-name="lyt-cool-outline1">
      <style:graphic-properties draw:fill-color="#ffffff" draw:auto-grow-height="true" fo:min-height="3.662cm"/>
    </style:style>
    <style:style style:name="pr9" style:family="presentation" style:parent-style-name="lyt-cool-outline1">
      <style:graphic-properties draw:fill-color="#ffffff" draw:auto-grow-height="true" fo:min-height="5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r11" style:family="presentation" style:parent-style-name="lyt-cool-outline1">
      <style:graphic-properties draw:fill-color="#ffffff" draw:auto-grow-height="true" fo:min-height="1.569cm"/>
    </style:style>
    <style:style style:name="pr12" style:family="presentation" style:parent-style-name="lyt-cool-outline1">
      <style:graphic-properties draw:fill-color="#ffffff" draw:auto-grow-height="true" fo:min-height="2.0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align="start" text:enable-numbering="true" fo:text-indent="-0.6cm"/>
    </style:style>
    <style:style style:name="P6" style:family="paragraph">
      <style:paragraph-properties fo:margin-left="0.6cm" fo:margin-right="0cm" fo:text-align="start" text:enable-numbering="false" fo:text-indent="-0.6cm"/>
    </style:style>
    <style:style style:name="P7" style:family="paragraph">
      <style:paragraph-properties fo:margin-left="0.6cm" fo:margin-right="0cm" fo:text-align="center" text:enable-numbering="false" fo:text-indent="-0.6cm"/>
    </style:style>
    <style:style style:name="P8" style:family="paragraph">
      <style:paragraph-properties fo:margin-left="0.6cm" fo:margin-right="0cm" text:enable-numbering="true" fo:text-indent="-0.6cm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fo:text-align="start" fo:text-indent="-0.9cm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1.2cm" fo:margin-right="0cm" text:enable-numbering="false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style:text-position="sub 58%" fo:font-size="32pt" fo:font-style="italic" fo:font-weight="bold" style:font-size-asian="24pt" style:font-size-complex="24pt"/>
    </style:style>
    <style:style style:name="T5" style:family="text">
      <style:text-properties style:text-position="super 58%" fo:font-family="'Bitstream Vera Sans'" style:font-style-name="Roman" style:font-family-generic="swiss" style:font-pitch="variable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" style:family="text">
      <style:text-properties style:text-position="sub 58%" fo:font-style="italic" fo:font-weight="bold"/>
    </style:style>
    <style:style style:name="T7" style:family="text">
      <style:text-properties style:text-position="0% 100%" fo:font-style="italic" fo:font-weight="bold"/>
    </style:style>
    <style:style style:name="T8" style:family="text">
      <style:text-properties style:text-position="0% 100%" fo:font-style="normal" fo:font-weight="normal"/>
    </style:style>
    <style:style style:name="T9" style:family="text">
      <style:text-properties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M.E. of a (polarized)<text:line-break/>point source</text:p>
          </draw:text-box>
        </draw:frame>
        <draw:frame presentation:style-name="pr4" draw:text-style-name="P8" draw:layer="layout" svg:width="26cm" svg:height="8.658cm" svg:x="2cm" svg:y="10.5cm" presentation:class="subtitle" presentation:user-transformed="true">
          <draw:text-box>
            <text:list text:style-name="L3">
              <text:list-item>
                <text:p text:style-name="P5"><text:span text:style-name="T3">V</text:span><text:span text:style-name="T4">pq</text:span><text:span text:style-name="T2">:</text:span> <text:tab/>visibility measured by ifr <text:span text:style-name="T2">p-q</text:span>.</text:p>
              </text:list-item>
            </text:list>
            <text:list text:style-name="L3">
              <text:list-item>
                <text:p text:style-name="P5"><text:span text:style-name="T3">J</text:span><text:span text:style-name="T4">p</text:span> <text:s/><text:span text:style-name="T3">J</text:span><text:span text:style-name="T4">q</text:span>: <text:tab/><text:span text:style-name="T2">Jones matrices</text:span> of antennas <text:span text:style-name="T2">p, q</text:span>.</text:p>
              </text:list-item>
            </text:list>
            <text:list text:style-name="L3">
              <text:list-item>
                <text:p text:style-name="P5"><text:span text:style-name="T3">B</text:span>: <text:tab/><text:tab/>brightness matrix of source.</text:p>
              </text:list-item>
            </text:list>
            <text:list text:style-name="L3">
              <text:list-item>
                <text:p text:style-name="P5"><text:span text:style-name="T5">†</text:span>: complex conjugate &amp; transpose operator.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<text:span text:style-name="T2">All terms are 2x2 complex matrices!</text:span></text:p>
              </text:list-item>
            </text:list>
          </draw:text-box>
        </draw:frame>
        <draw:frame draw:style-name="gr2" draw:layer="layout" svg:width="1.999cm" svg:height="0.999cm" svg:x="13.192cm" svg:y="10.1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8.932cm" svg:height="2.453cm" svg:x="10cm" svg:y="6.5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 other words...</text:p>
          </draw:text-box>
        </draw:frame>
        <draw:frame draw:style-name="gr2" draw:layer="layout" svg:width="21.137cm" svg:height="2.699cm" svg:x="3.863cm" svg:y="10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10" draw:layer="layout" svg:width="23.912cm" svg:height="5.569cm" svg:x="2.058cm" svg:y="1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4" draw:layer="layout" svg:width="23.912cm" svg:height="13.231cm" svg:x="1.958cm" svg:y="5.838cm" presentation:class="outline" presentation:user-transformed="true">
          <draw:text-box>
            <text:list text:style-name="L2">
              <text:list-item>
                <text:p text:style-name="P4">The Jones matrix <text:span text:style-name="T3">J</text:span><text:span text:style-name="T6">p</text:span> represents all effects along the signal propagation path associated with antenna <text:span text:style-name="T2">p</text:span>.</text:p>
              </text:list-item>
            </text:list>
            <text:list text:style-name="L2">
              <text:list-item>
                <text:p text:style-name="P4">Is a matrix product of Jones matrices corresponding to “individual” effects:<text:line-break/> <text:tab/> <text:s text:c="5"/><text:span text:style-name="T3">J</text:span><text:span text:style-name="T6">p <text:s/></text:span><text:span text:style-name="T7">= J</text:span><text:span text:style-name="T6">1,p <text:s/></text:span><text:span text:style-name="T7">J</text:span><text:span text:style-name="T6">2,p</text:span><text:span text:style-name="T7"> ... </text:span><text:span text:style-name="T6"><text:s/></text:span><text:span text:style-name="T7">J</text:span><text:span text:style-name="T6">n,p</text:span></text:p>
              </text:list-item>
            </text:list>
            <text:list text:style-name="L2">
              <text:list-item>
                <text:p text:style-name="P4"><text:span text:style-name="T8">The order of the </text:span><text:span text:style-name="T7">J</text:span><text:span text:style-name="T8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7" draw:text-style-name="P4" draw:layer="layout" svg:width="23.912cm" svg:height="5.069cm" svg:x="2cm" svg:y="13.931cm" presentation:class="outline" presentation:user-transformed="true">
          <draw:text-box>
            <text:list text:style-name="L2">
              <text:list-item>
                <text:p text:style-name="P4">A complete and mathematically elegant framework for describing signal propagation effects.</text:p>
              </text:list-item>
            </text:list>
          </draw:text-box>
        </draw:frame>
        <draw:frame draw:style-name="gr2" draw:layer="layout" svg:width="20.817cm" svg:height="5.579cm" svg:x="4cm" svg:y="6.91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8" draw:text-style-name="P4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4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0.046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perfect instrument</text:p>
          </draw:text-box>
        </draw:frame>
        <draw:frame presentation:style-name="pr9" draw:text-style-name="P11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3.06cm" svg:height="14.433cm" svg:x="3cm" svg:y="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0" draw:text-style-name="P4" draw:layer="layout" svg:width="23.912cm" svg:height="3.069cm" svg:x="2.088cm" svg:y="15.931cm" presentation:class="outline" presentation:placeholder="true" presentation:user-transformed="true">
          <draw:text-box/>
        </draw:frame>
        <draw:frame draw:style-name="gr2" draw:layer="layout" svg:width="15.442cm" svg:height="7.194cm" svg:x="6cm" svg:y="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1" draw:text-style-name="P12" draw:layer="layout" svg:width="23.912cm" svg:height="1.569cm" svg:x="2.5cm" svg:y="18.931cm" presentation:class="outline" presentation:user-transformed="true">
          <draw:text-box>
            <text:list text:style-name="L2">
              <text:list-item>
                <text:p text:style-name="P3"><text:span text:style-name="T9">(note that scalar matrices commute with everything)</text:span></text:p>
              </text:list-item>
            </text:list>
          </draw:text-box>
        </draw:frame>
        <draw:frame draw:style-name="gr2" draw:layer="layout" svg:width="23.181cm" svg:height="12.801cm" svg:x="3cm" svg:y="5.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2" draw:text-style-name="P4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292cm" svg:height="14.364cm" svg:x="4.5cm" svg:y="5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09-20T19:49:07</dc:date>
    <meta:print-date>2006-09-19T14:17:42</meta:print-date>
    <dc:language>en-US</dc:language>
    <meta:editing-cycles>17</meta:editing-cycles>
    <meta:editing-duration>PT13H54M29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o math:stretchy="false">i</math:mo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o math:stretchy="false">i</math:mo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o math:stretchy="false">i</math:mo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%i %phi} # 0 ## 0 # e^{%i %phi}} right ) equiv e^{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row>
            <math:msub>
              <math:mi>v</math:mi>
              <math:mrow>
                <math:mi math:fontstyle="italic">xx</math:mi>
                <math:mi>,</math:mi>
                <math:mi math:fontstyle="italic">pq</math:mi>
              </math:mrow>
            </math:msub>
            <math:mo math:stretchy="false">=</math:mo>
            <math:mrow>
              <math:mo math:stretchy="false"></math:mo>
              <math:mrow>
                <math:mi>I</math:mi>
                <math:mo math:stretchy="false"></math:mo>
                <math:mi>Q</math:mi>
              </math:mrow>
              <math:mo math:stretchy="false"></math:mo>
            </math:mrow>
          </math:mrow>
          <math:msub>
            <math:mi>g</math:mi>
            <math:mrow>
              <math:mi>x</math:mi>
              <math:mi>,</math:mi>
              <math:mi>p</math:mi>
            </math:mrow>
          </math:msub>
          <math:msub>
            <math:mi>g</math:mi>
            <math:mrow>
              <math:mi>x</math:mi>
              <math:mi>,</math:mi>
              <math:mi>q</math:mi>
            </math:mrow>
          </math:msub>
          <math:msup>
            <math:mi>e</math:mi>
            <math:mrow>
              <math:mo math:stretchy="false">i</math:mo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row>
          <math:mrow>
            <math:msub>
              <math:mi>v</math:mi>
              <math:mrow>
                <math:mi math:fontstyle="italic">yy</math:mi>
                <math:mi>,</math:mi>
                <math:mi math:fontstyle="italic">pq</math:mi>
              </math:mrow>
            </math:msub>
            <math:mo math:stretchy="false">=</math:mo>
            <math:mrow>
              <math:mo math:stretchy="false"></math:mo>
              <math:mrow>
                <math:mi>I</math:mi>
                <math:mo math:stretchy="false">−</math:mo>
                <math:mi>Q</math:mi>
              </math:mrow>
              <math:mo math:stretchy="false"></math:mo>
            </math:mrow>
          </math:mrow>
          <math:msub>
            <math:mi>g</math:mi>
            <math:mrow>
              <math:mi>y</math:mi>
              <math:mi>,</math:mi>
              <math:mi>p</math:mi>
            </math:mrow>
          </math:msub>
          <math:msub>
            <math:mi>g</math:mi>
            <math:mrow>
              <math:mi>y</math:mi>
              <math:mi>,</math:mi>
              <math:mi>q</math:mi>
            </math:mrow>
          </math:msub>
          <math:msup>
            <math:mi>e</math:mi>
            <math:mrow>
              <math:mo math:stretchy="false">i</math:mo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n>...</math:mn>
      </math:mtr>
      <math:mtr>
        <math:mstyle math:fontsize="24pt">
          <math:mrow>
            <math:mrow>
              <math:mtext>(diagonal matrices commute among themselves)</math:mtext>
            </math:mrow>
          </math:mrow>
        </math:mstyle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v_{xx,pq} = (I+Q) g_{x,p}g_{x,q}e^{%i %phi_{pq}} newline
v_{yy,pq} = (I-Q) g_{y,p}g_{y,q}e^{%i %phi_{pq}} newline ... newline
size 24 { alignc "(diagonal matrices commute among themselves)"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 math:fontstyle="italic">pq</math:mi>
        </math:msub>
        <math:mo math:stretchy="false">=</math:mo>
        <math:msub>
          <math:mi>J</math:mi>
          <math:mi>p</math:mi>
        </math:msub>
      </math:mrow>
      <math:mi>B</math:mi>
      <math:msubsup>
        <math:mi>J</math:mi>
        <math:mi>q</math:mi>
        <math:mo math:stretchy="false">†</math:mo>
      </math:msubsup>
    </math:mrow>
    <math:annotation math:encoding="StarMath 5.0">V_{pq} = J_p B J^{ %dagger }_q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td>
                <math:mi math:fontstyle="italic">XX</math:mi>
              </math:mtd>
              <math:mtd>
                <math:mi math:fontstyle="italic">XY</math:mi>
              </math:mtd>
            </math:mtr>
            <math:mtr>
              <math:mtd>
                <math:mi math:fontstyle="italic">YX</math:mi>
              </math:mtd>
              <math:mtd>
                <math:mi math:fontstyle="italic">YY</math:mi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sub>
                  <math:mi>j</math:mi>
                  <math:mrow>
                    <math:mi math:fontstyle="italic">xx</math:mi>
                    <math:mrow>
                      <math:mo math:stretchy="false"></math:mo>
                      <math:mi>p</math:mi>
                      <math:mo math:stretchy="false"></math:mo>
                    </math:mrow>
                  </math:mrow>
                </math:msub>
              </math:mtd>
              <math:mtd>
                <math:msub>
                  <math:mi>j</math:mi>
                  <math:mrow>
                    <math:mi math:fontstyle="italic">xy</math:mi>
                    <math:mrow>
                      <math:mo math:stretchy="false"></math:mo>
                      <math:mi>p</math:mi>
                      <math:mo math:stretchy="false"></math:mo>
                    </math:mrow>
                  </math:mrow>
                </math:msub>
              </math:mtd>
            </math:mtr>
            <math:mtr>
              <math:mtd>
                <math:msub>
                  <math:mi>j</math:mi>
                  <math:mrow>
                    <math:mi math:fontstyle="italic">yx</math:mi>
                    <math:mrow>
                      <math:mo math:stretchy="false"></math:mo>
                      <math:mi>p</math:mi>
                      <math:mo math:stretchy="false"></math:mo>
                    </math:mrow>
                  </math:mrow>
                </math:msub>
              </math:mtd>
              <math:mtd>
                <math:msub>
                  <math:mi>j</math:mi>
                  <math:mrow>
                    <math:mi math:fontstyle="italic">yy</math:mi>
                    <math:mrow>
                      <math:mo math:stretchy="false"></math:mo>
                      <math:mi>p</math:mi>
                      <math:mo math:stretchy="false"></math:mo>
                    </math:mrow>
                  </math:mrow>
                </math:msub>
              </math:mtd>
            </math:mtr>
          </math:mtable>
        </math:mfenced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  <math:mfenced math:open="" math:close="">
        <math:mtable>
          <math:mtr>
            <math:mtd>
              <math:mover math:accent="true">
                <math:msub>
                  <math:mi>j</math:mi>
                  <math:mrow>
                    <math:mi math:fontstyle="italic">xx</math:mi>
                    <math:mrow>
                      <math:mo math:stretchy="false"></math:mo>
                      <math:mi>q</math:mi>
                      <math:mo math:stretchy="false"></math:mo>
                    </math:mrow>
                  </math:mrow>
                </math:msub>
                <math:mo math:stretchy="false"></math:mo>
              </math:mover>
            </math:mtd>
            <math:mtd>
              <math:mover math:accent="true">
                <math:msub>
                  <math:mi>j</math:mi>
                  <math:mrow>
                    <math:mi math:fontstyle="italic">yx</math:mi>
                    <math:mrow>
                      <math:mo math:stretchy="false"></math:mo>
                      <math:mi>q</math:mi>
                      <math:mo math:stretchy="false"></math:mo>
                    </math:mrow>
                  </math:mrow>
                </math:msub>
                <math:mo math:stretchy="false"></math:mo>
              </math:mover>
            </math:mtd>
          </math:mtr>
          <math:mtr>
            <math:mtd>
              <math:mover math:accent="true">
                <math:msub>
                  <math:mi>j</math:mi>
                  <math:mrow>
                    <math:mi math:fontstyle="italic">xy</math:mi>
                    <math:mrow>
                      <math:mo math:stretchy="false"></math:mo>
                      <math:mi>q</math:mi>
                      <math:mo math:stretchy="false"></math:mo>
                    </math:mrow>
                  </math:mrow>
                </math:msub>
                <math:mo math:stretchy="false"></math:mo>
              </math:mover>
            </math:mtd>
            <math:mtd>
              <math:mover math:accent="true">
                <math:msub>
                  <math:mi>j</math:mi>
                  <math:mrow>
                    <math:mi math:fontstyle="italic">yy</math:mi>
                    <math:mrow>
                      <math:mo math:stretchy="false"></math:mo>
                      <math:mi>l</math:mi>
                      <math:mo math:stretchy="false"></math:mo>
                    </math:mrow>
                  </math:mrow>
                </math:msub>
                <math:mo math:stretchy="false"></math:mo>
              </math:mover>
            </math:mtd>
          </math:mtr>
        </math:mtable>
      </math:mfenced>
    </math:mrow>
    <math:annotation math:encoding="StarMath 5.0">left ( matrix{XX # XY ## YX # YY} right ) =  
left ( matrix{j_{xx(p)} # j_{xy(p)} ## j_{yx(p)} # j_{yy(p)} } right ) left ( matrix{I+Q # U- %i V ## U + %i V # I-Q} right ) 
left ( matrix{bar j_{xx(q)} # bar j_{yx(q)} ## bar j_{xy(q)} # bar j_{yy(l)} } right )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i>p</math:mi>
            </math:msub>
          </math:mrow>
          <math:mi>B</math:mi>
          <math:msubsup>
            <math:mi>J</math:mi>
            <math:mi>q</math:mi>
            <math:mo math:stretchy="false">†</math:mo>
          </math:msubsup>
        </math:mrow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row>
                <math:mn>1,</math:mn>
                <math:mi>p</math:mi>
              </math:mrow>
            </math:msub>
          </math:mrow>
          <math:msub>
            <math:mi>J</math:mi>
            <math:mrow>
              <math:mn>2,</math:mn>
              <math:mi>p</math:mi>
            </math:mrow>
          </math:msub>
          <math:mn>...</math:mn>
          <math:msub>
            <math:mi>J</math:mi>
            <math:mrow>
              <math:mi>n</math:mi>
              <math:mi>,</math:mi>
              <math:mi>p</math:mi>
            </math:mrow>
          </math:msub>
          <math:mi>B</math:mi>
          <math:msup>
            <math:mrow>
              <math:mo math:stretchy="false"></math:mo>
              <math:mrow>
                <math:msub>
                  <math:mi>J</math:mi>
                  <math:mrow>
                    <math:mn>1,</math:mn>
                    <math:mi>q</math:mi>
                  </math:mrow>
                </math:msub>
                <math:msub>
                  <math:mi>J</math:mi>
                  <math:mrow>
                    <math:mn>2,</math:mn>
                    <math:mi>q</math:mi>
                  </math:mrow>
                </math:msub>
                <math:mn>...</math:mn>
                <math:msub>
                  <math:mi>J</math:mi>
                  <math:mrow>
                    <math:mi>n</math:mi>
                    <math:mi>,</math:mi>
                    <math:mi>q</math:mi>
                  </math:mrow>
                </math:msub>
              </math:mrow>
              <math:mo math:stretchy="false"></math:mo>
            </math:mrow>
            <math:mo math:stretchy="false">†</math:mo>
          </math:msup>
        </math:mrow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row>
                <math:mn>1,</math:mn>
                <math:mi>p</math:mi>
              </math:mrow>
            </math:msub>
          </math:mrow>
          <math:msub>
            <math:mi>J</math:mi>
            <math:mrow>
              <math:mn>2,</math:mn>
              <math:mi>p</math:mi>
            </math:mrow>
          </math:msub>
          <math:mn>...</math:mn>
          <math:msub>
            <math:mi>J</math:mi>
            <math:mrow>
              <math:mi>n</math:mi>
              <math:mi>,</math:mi>
              <math:mi>p</math:mi>
            </math:mrow>
          </math:msub>
          <math:mi>B</math:mi>
          <math:msubsup>
            <math:mi>J</math:mi>
            <math:mrow>
              <math:mi>n</math:mi>
              <math:mi>,</math:mi>
              <math:mi>q</math:mi>
            </math:mrow>
            <math:mo math:stretchy="false">†</math:mo>
          </math:msubsup>
          <math:msubsup>
            <math:mi>J</math:mi>
            <math:mrow>
              <math:mrow>
                <math:mi>n</math:mi>
                <math:mo math:stretchy="false">−</math:mo>
                <math:mn>1,</math:mn>
              </math:mrow>
              <math:mi>q</math:mi>
            </math:mrow>
            <math:mo math:stretchy="false">†</math:mo>
          </math:msubsup>
          <math:mn>...</math:mn>
          <math:msubsup>
            <math:mi>J</math:mi>
            <math:mrow>
              <math:mn>1,</math:mn>
              <math:mi>q</math:mi>
            </math:mrow>
            <math:mo math:stretchy="false">†</math:mo>
          </math:msubsup>
        </math:mrow>
      </math:mtr>
    </math:mtable>
    <math:annotation math:encoding="StarMath 5.0">V_{pq} = J_p B J^{ %dagger }_q  newline
V_{pq} = J_{1,p}J_{2,p}...J_{n,p} B (J_{1,q}J_{2,q}...J_{n,q})^{%dagger} newline
V_{pq} = J_{1,p}J_{2,p}...J_{n,p} B J^{%dagger}_{n,q}J^{%dagger}_{n-1,q}...J^{%dagger}_{1,q}
 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i/>
              <math:mtext>is a 'phase shift' term, and is a </math:mtext>
              <math:mstyle math:fontstyle="italic">
                <math:mrow>
                  <math:mtext>scalar</math:mtext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text>'Antenna phase' </math:mtext>
                <math:msub>
                  <math:mo math:stretchy="false"></math:mo>
                  <math:mi>p</math:mi>
                </math:msub>
                <math:mtext> is a function of source position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text> and antenna coordinates </math:mtext>
                <math:msub>
                  <math:mrow>
                    <math:mo math:stretchy="false"></math:mo>
                    <math:mrow>
                      <math:mi>u</math:mi>
                      <math:mi>,</math:mi>
                      <math:mi>v</math:mi>
                      <math:mi>,</math:mi>
                      <math:mi>w</math:mi>
                    </math:mrow>
                    <math:mo math:stretchy="false"></math:mo>
                  </math:mrow>
                  <math:mi>p</math:mi>
                </math:msub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0pt">
          <math:mrow>
            <math:mrow>
              <math:mtext>(where </math:mtext>
              <math:mrow>
                <math:mo math:stretchy="false">n</math:mo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p>
                        <math:mo math:stretchy="false">l</math:mo>
                        <math:mn>2</math:mn>
                      </math:msup>
                    </math:mrow>
                    <math:mo math:stretchy="false">−</math:mo>
                    <math:msup>
                      <math:mo math:stretchy="false">m</math:mo>
                      <math:mn>2</math:mn>
                    </math:msup>
                  </math:mrow>
                </math:msqrt>
              </math:mrow>
              <math:mtext>)</math:mtext>
            </math:mrow>
          </math:mrow>
        </math:mstyle>
      </math:mtr>
    </math:mtable>
    <math:annotation math:encoding="StarMath 5.0">{bold V}_pq = {bold K}_p {bold B} {bold K}^{ %dagger }_q newline newline
size 24 { {bold K}_p ~ "is a 'phase shift' term, and is a " ital "scalar" " Jones matrix:" } newline 
size 24 { {bold K}_p = left ( matrix{e^{-%i %phi_p} # 0 ## 0 # e^{-%i %phi_p}} right ) equiv e^{-%i %phi_p} }newline
alignl size 24 { "'Antenna phase' " %phi_p " is a function of source position"} newline  
alignl size 24 { (%l,%m) " and antenna coordinates " (u,v,w)_p: } newline
size 24 { %phi_p = {{2 %pi %i %nu } over c} (u_p %l + v_p %m + w_p (%n-1)) } newline
size 20 { "(where " %n=sqrt {1-%l^2-%m^2} ")"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o math:stretchy="false">i</math:mo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sub>
                <math:mo math:stretchy="false"></math:mo>
                <math:mi math:fontstyle="italic">pq</math:mi>
              </math:msub>
              <math:mtext> is 'interferometer phase'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 "'Classic' (scalar) visibility of a source:"} newline
v_pq = I e^{ %i %phi_pq} newline 
size 24 { %phi_{pq} " is 'interferometer phase':" } newline
size 24 { %phi_pq = {{2 %pi %i %nu } over c} (u_pq %l + v_pq %m + w_pq (%n-1))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u</math:mi>
              <math:mi math:fontstyle="italic">pq</math:mi>
            </math:msub>
            <math:mo math:stretchy="false">=</math:mo>
            <math:mrow>
              <math:msub>
                <math:mi>u</math:mi>
                <math:mi>q</math:mi>
              </math:msub>
              <math:mo math:stretchy="false">−</math:mo>
              <math:msub>
                <math:mi>u</math:mi>
                <math:mi>p</math:mi>
              </math:msub>
            </math:mrow>
          </math:mrow>
          <math:mi>,</math:mi>
          <math:mi/>
          <math:mrow>
            <math:msub>
              <math:mi>v</math:mi>
              <math:mi math:fontstyle="italic">pq</math:mi>
            </math:msub>
            <math:mo math:stretchy="false">=</math:mo>
            <math:mrow>
              <math:msub>
                <math:mi>v</math:mi>
                <math:mi>q</math:mi>
              </math:msub>
              <math:mo math:stretchy="false">−</math:mo>
              <math:msub>
                <math:mi>v</math:mi>
                <math:mi>p</math:mi>
              </math:msub>
            </math:mrow>
          </math:mrow>
          <math:mi>,</math:mi>
          <math:mi/>
          <math:mrow>
            <math:msub>
              <math:mi>w</math:mi>
              <math:mi math:fontstyle="italic">pq</math:mi>
            </math:msub>
            <math:mo math:stretchy="false">=</math:mo>
            <math:mrow>
              <math:msub>
                <math:mi>w</math:mi>
                <math:mi>q</math:mi>
              </math:msub>
              <math:mo math:stretchy="false">−</math:mo>
              <math:msub>
                <math:mi>w</math:mi>
                <math:mi>p</math:mi>
              </math:msub>
            </math:mrow>
          </math:mrow>
        </math:mrow>
      </math:mtr>
      <math:mtr>
        <math:mrow>
          <math:mo math:stretchy="false">⇒</math:mo>
          <math:mi/>
          <math:mrow>
            <math:msub>
              <math:mo math:stretchy="false"></math:mo>
              <math:mi math:fontstyle="italic">pq</math:mi>
            </math:msub>
            <math:mo math:stretchy="false">=</math:mo>
            <math:mrow>
              <math:msub>
                <math:mo math:stretchy="false"></math:mo>
                <math:mi>q</math:mi>
              </math:msub>
              <math:mo math:stretchy="false">−</math:mo>
              <math:msub>
                <math:mo math:stretchy="false"></math:mo>
                <math:mi>p</math:mi>
              </math:msub>
            </math:mrow>
          </math:mrow>
          <math:mstyle math:fontsize="24pt">
            <math:mrow>
              <math:mtext>,  and </math:mtext>
            </math:mrow>
          </math:mstyle>
          <math:mi/>
          <math:mrow>
            <math:msup>
              <math:mi>e</math:mi>
              <math:mrow>
                <math:mo math:stretchy="false">i</math:mo>
                <math:msub>
                  <math:mo math:stretchy="false"></math:mo>
                  <math:mi math:fontstyle="italic">pq</math:mi>
                </math:msub>
              </math:mrow>
            </math:msup>
            <math:mo math:stretchy="false">=</math:mo>
            <math:msup>
              <math:mi>e</math:mi>
              <math:mrow>
                <math:mo math:stretchy="false">i</math:mo>
                <math:msub>
                  <math:mo math:stretchy="false"></math:mo>
                  <math:mi>q</math:mi>
                </math:msub>
              </math:mrow>
            </math:msup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>p</math:mi>
              </math:msub>
            </math:mrow>
          </math:msup>
        </math:mrow>
      </math:mtr>
      <math:mtr>
        <math:mrow>
          <math:mo math:stretchy="false">⇒</math:mo>
          <math:mi/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u_pq = u_q - u_p, ~ v_pq = v_q - v_p,~ w_pq = w_q - w_p newline
drarrow ~ %phi_pq = %phi_q - %phi_p size 24 ",  and " ~ e^{%i %phi_pq} = e^{%i%phi_q} e^{-%i%phi_p} newline
drarrow ~ 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